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Standard">
      <style:paragraph-properties fo:text-align="center" style:justify-single-word="false"/>
      <style:text-properties officeooo:paragraph-rsid="1032d70c"/>
    </style:style>
    <style:style style:name="P95" style:family="paragraph" style:parent-style-name="Footnote">
      <style:text-properties officeooo:paragraph-rsid="0fa0ab6e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Footnote">
      <style:text-properties officeooo:paragraph-rsid="101f3d54"/>
    </style:style>
    <style:style style:name="P98" style:family="paragraph" style:parent-style-name="Standard">
      <style:text-properties officeooo:paragraph-rsid="102b18a5"/>
    </style:style>
    <style:style style:name="P99" style:family="paragraph" style:parent-style-name="Standard">
      <style:text-properties officeooo:paragraph-rsid="102d0319"/>
    </style:style>
    <style:style style:name="P100" style:family="paragraph" style:parent-style-name="Standard">
      <style:text-properties officeooo:paragraph-rsid="1032d175"/>
    </style:style>
    <style:style style:name="P101" style:family="paragraph" style:parent-style-name="Footnote">
      <style:text-properties officeooo:paragraph-rsid="101b7bd9"/>
    </style:style>
    <style:style style:name="P102" style:family="paragraph" style:parent-style-name="Standard">
      <style:text-properties officeooo:paragraph-rsid="103d33d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8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language="en" fo:country="GB"/>
    </style:style>
    <style:style style:name="T24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5" style:family="text">
      <style:text-properties fo:language="en" fo:country="GB" officeooo:rsid="0f28d107"/>
    </style:style>
    <style:style style:name="T246" style:family="text">
      <style:text-properties officeooo:rsid="0f981b1c"/>
    </style:style>
    <style:style style:name="T247" style:family="text">
      <style:text-properties style:font-name="Liberation Mono" fo:font-size="8pt" style:font-size-asian="8pt" style:font-size-complex="8pt" loext:padding="0.049cm" loext:border="0.31pt solid #000000"/>
    </style:style>
    <style:style style:name="T24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2" style:family="text">
      <style:text-properties officeooo:rsid="0fed6741"/>
    </style:style>
    <style:style style:name="T263" style:family="text">
      <style:text-properties officeooo:rsid="10b6b930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officeooo:rsid="10b6b930" style:font-weight-asian="bold" style:font-weight-complex="bold"/>
    </style:style>
    <style:style style:name="T266" style:family="text">
      <style:text-properties fo:font-weight="bold" officeooo:rsid="1037dad2" style:font-weight-asian="bold" style:font-weight-complex="bold"/>
    </style:style>
    <style:style style:name="T267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3"><text:note text:id="ftn1" text:note-class="footnote"><text:note-citation>1</text:note-citation><text:note-body><text:p text:style-name="P97"><text:span text:style-name="T249">This </text:span><text:span text:style-name="Strong_20_Emphasis"><text:span text:style-name="T251"><text:user-field-get text:name="Distro">Ubuntu</text:user-field-get></text:span></text:span><text:span text:style-name="T250"><text:s/></text:span><text:span text:style-name="T252"><text:user-field-get text:name="Version">24.04</text:user-field-get></text:span><text:span text:style-name="T252"><text:s/>Desktop</text:span><text:span text:style-name="T249"> (codename noble) from April </text:span><text:span text:style-name="Strong_20_Emphasis"><text:span text:style-name="T253"><text:user-field-get text:name="Releaseyear">2024</text:user-field-get></text:span></text:span><text:span text:style-name="T24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4"><text:s/></text:span></text:span><text:span text:style-name="Strong_20_Emphasis"><text:span text:style-name="T126">Desktop</text:span></text:span><text:span text:style-name="Strong_20_Emphasis"><text:span text:style-name="T125">.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1">This is a fillable PDF, no printing required.</text:span></text:span></text:p>
      <text:p text:style-name="P37"><text:span text:style-name="Strong_20_Emphasis"><text:span text:style-name="T120"/></text:span></text:p>
      <text:p text:style-name="P23"><text:span text:style-name="T141">Fill in the </text:span><text:span text:style-name="Strong_20_Emphasis"><text:span text:style-name="T57">text box</text:span></text:span><text:span text:style-name="T141"> behind the </text:span><text:span text:style-name="T149">underlined</text:span><text:span text:style-name="T142"> </text:span><text:span text:style-name="T141">words, see [explanation]:</text:span></text:p>
      <text:p text:style-name="P21"><text:span text:style-name="Definition"><text:span text:style-name="T244">user</text:span></text:span><text:span text:style-name="T197"><text:tab/><text:tab/></text:span><text:span text:style-name="T207"> <text:tab/><text:tab/><text:tab/> </text:span><text:span text:style-name="T198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198"><text:s text:c="2"/></text:span><text:span text:style-name="T199">[</text:span><text:span text:style-name="T206">F</text:span><text:span text:style-name="T200">ull </text:span><text:span text:style-name="T208">na</text:span><text:span text:style-name="T210">me,</text:span><text:span text:style-name="T208"> </text:span><text:span text:style-name="T210">e.g.</text:span><text:span text:style-name="T208"> </text:span><text:span text:style-name="T209">J</text:span><text:span text:style-name="T212">ohn Doe</text:span><text:span text:style-name="T215">]</text:span></text:p>
      <text:p text:style-name="P77"><text:span text:style-name="Definition"><text:span text:style-name="T214">USER</text:span></text:span><text:span text:style-name="Definition"><text:span text:style-name="T243">na</text:span></text:span><text:span text:style-name="Definition"><text:span text:style-name="T245">me</text:span></text:span><text:span text:style-name="T213"><text:tab/><text:tab/><text:tab/> </text:span><text:span text:style-name="T213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3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20"><text:span text:style-name="Definition"><text:span text:style-name="T243">COMPUTERNA</text:span></text:span><text:span text:style-name="Definition"><text:span text:style-name="T245">me</text:span></text:span><text:span text:style-name="T216"><text:tab/> </text:span><text:span text:style-name="T243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3"><text:s text:c="2"/></text:span><text:span text:style-name="T217">[</text:span><text:span text:style-name="T223">N</text:span><text:span text:style-name="T218">a</text:span><text:span text:style-name="T222">me of the</text:span><text:span text:style-name="T218"> compute</text:span><text:span text:style-name="T219">r, </text:span><text:span text:style-name="T222">e.g.</text:span><text:span text:style-name="T220"> </text:span><text:span text:style-name="T221">pc02</text:span><text:span text:style-name="T217">]</text:span></text:p>
      <text:p text:style-name="P24"><text:span text:style-name="Definition"><text:span text:style-name="T225">USER</text:span></text:span><text:span text:style-name="T224"><text:tab/><text:tab/></text:span><text:span text:style-name="T207"> <text:tab/><text:tab/><text:tab/> </text:span><text:span text:style-name="T198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198"><text:s text:c="2"/></text:span><text:span text:style-name="T199">[</text:span><text:span text:style-name="T206">F</text:span><text:span text:style-name="T201">ull </text:span><text:span text:style-name="T202">na</text:span><text:span text:style-name="T203">me</text:span><text:span text:style-name="T202"> possibly </text:span><text:span text:style-name="T205">2</text:span><text:span text:style-name="T237">nd</text:span><text:span text:style-name="T205"> </text:span><text:span text:style-name="T204">user</text:span><text:span text:style-name="T211">]</text:span></text:p>
      <text:p text:style-name="P96"><text:span text:style-name="Definition"><text:span text:style-name="T225">USERN</text:span></text:span><text:span text:style-name="Definition"><text:span text:style-name="T226">a</text:span></text:span><text:span text:style-name="Definition"><text:span text:style-name="T227">me</text:span></text:span><text:span text:style-name="Definition"><text:span text:style-name="T231"><text:tab/><text:tab/><text:tab/> </text:span></text:span><text:span text:style-name="T213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3"><text:s text:c="2"/></text:span><text:span text:style-name="T228">[</text:span><text:span text:style-name="T230">U</text:span><text:span text:style-name="T229">ser</text:span><text:span text:style-name="T233">na</text:span><text:span text:style-name="T234">me</text:span><text:span text:style-name="T233"> possibly </text:span><text:span text:style-name="T236">2</text:span><text:span text:style-name="T238">nd</text:span><text:span text:style-name="T236"> </text:span><text:span text:style-name="T235">user</text:span><text:span text:style-name="T232">]</text:span></text:p>
      <text:p text:style-name="P22"><text:span text:style-name="T135">Replace the </text:span><text:span text:style-name="T148">underlined</text:span><text:span text:style-name="T135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5">.</text:span></text:p>
      <text:p text:style-name="P64"/>
      <text:p text:style-name="P64"/>
      <text:p text:style-name="P25"><text:span text:style-name="T144">Not yet on Linux?</text:span><text:span text:style-name="T136"><text:tab/></text:span><text:span text:style-name="T143">Use</text:span><text:span text:style-name="T137"> </text:span><text:span text:style-name="Strong_20_Emphasis"><text:span text:style-name="T146">Checklist </text:span></text:span><text:span text:style-name="Strong_20_Emphasis"><text:span text:style-name="T147">transfer</text:span></text:span><text:span text:style-name="T137"> o</text:span><text:span text:style-name="T140">n</text:span><text:span text:style-name="T13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8"> </text:span><text:span text:style-name="T140">u</text:span><text:span text:style-name="T138">nder </text:span><text:span text:style-name="T145">Linux</text:span><text:span text:style-name="T139">.</text:span></text:p>
      <text:p text:style-name="P60"><text:span text:style-name="T163">New installation?</text:span><text:span text:style-name="T165"><text:tab/><text:tab/></text:span><text:span text:style-name="T167">Start at chapter</text:span><text:span text:style-name="T165"> </text:span><text:span text:style-name="T163"><text:bookmark-ref text:reference-format="page" text:ref-name="__RefNumPara__4009_1271708128">2</text:bookmark-ref></text:span><text:span text:style-name="T165"><text:s text:c="2"/></text:span><text:span text:style-name="T164"><text:bookmark-ref text:reference-format="text" text:ref-name="__RefNumPara__4009_1271708128">Perform installation</text:bookmark-ref></text:span><text:span text:style-name="T166">.</text:span></text:p>
      <text:p text:style-name="P42"/>
      <text:p text:style-name="P42"/>
      <text:list text:style-name="L1">
        <text:list-item>
          <text:p text:style-name="P105"><text:bookmark-start text:name="__RefNumPara__4083_1271708128"/>Prepar<text:span text:style-name="T246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9"><text:span text:style-name="User_20_Entry"><text:span text:style-name="T90">Login any additional </text:span></text:span><text:span text:style-name="Definition"><text:span text:style-name="T242">USER</text:span></text:span><text:span text:style-name="User_20_Entry"><text:span text:style-name="T94">s</text:span></text:span><text:span text:style-name="User_20_Entry"><text:span text:style-name="T99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7" draw:name="Vorm 4" draw:style-name="gr1" draw:text-style-name="P10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3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7">Super</text:span> key is the Windows key, Command key (Apple), or Magnifier key<text:span text:style-name="T160"> </text:span><text:span text:style-name="T161">(Chromebook)</text:span><text:span text:style-name="T160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8"><text:span text:style-name="T13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0"><text:span text:style-name="User_20_Entry"><text:span text:style-name="T104">wget karelzimmer.nl/</text:span></text:span><text:span text:style-name="User_20_Entry"><text:span text:style-name="T105">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0"><text:span text:style-name="User_20_Entry"><text:span text:style-name="T104">bash </text:span></text:span><text:span text:style-name="User_20_Entry"><text:span text:style-name="T105">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8" draw:name="Vorm 6" draw:style-name="gr1" draw:text-style-name="P108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9" draw:name="Vorm 7" draw:style-name="gr1" draw:text-style-name="P108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8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2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5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102"><text:span text:style-name="T150">Boot the computer from</text:span><text:span text:style-name="T154"><text:note text:id="ftn4" text:note-class="footnote"><text:note-citation>1</text:note-citation><text:note-body><text:p text:style-name="P7"><text:span text:style-name="T100">Boot menu/Setup via one of the </text:span><text:span text:style-name="T101">f</text:span><text:span text:style-name="T100">requently used keys:</text:span> <text:span text:style-name="T248">Esc</text:span>, <text:span text:style-name="T248">Delete</text:span>, <text:span text:style-name="T248">F1</text:span>, <text:span text:style-name="T248">F2</text:span>, <text:span text:style-name="T248">F9</text:span>, <text:span text:style-name="T248">F10</text:span>, <text:span text:style-name="T248">F11</text:span>, <text:span text:style-name="T262">or </text:span><text:span text:style-name="T248">F12</text:span>.</text:p></text:note-body></text:note></text:span><text:span text:style-name="T150"> an</text:span><text:span text:style-name="T152"> </text:span><text:span text:style-name="Strong_20_Emphasis"><text:span text:style-name="T129"><text:user-field-get text:name="Distro">Ubuntu</text:user-field-get></text:span></text:span><text:span text:style-name="T153"><text:s/></text:span><text:span text:style-name="T130"><text:user-field-get text:name="Version">24.04</text:user-field-get></text:span><text:span text:style-name="T130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95"><text:span text:style-name="T18">From a Live USB stick you can boot and work with </text:span><text:span text:style-name="Strong_20_Emphasis"><text:span text:style-name="T162"><text:user-field-get text:name="Distro">Ubuntu</text:user-field-get></text:span></text:span><text:span text:style-name="Strong_20_Emphasis"><text:span text:style-name="T162"><text:s/></text:span></text:span><text:span text:style-name="T18">without modifying any files on the hard drive and also allows installation of </text:span><text:span text:style-name="Strong_20_Emphasis"><text:span text:style-name="T162"><text:user-field-get text:name="Distro">Ubuntu</text:user-field-get></text:span></text:span><text:span text:style-name="Strong_20_Emphasis"><text:span text:style-name="T162">.</text:span></text:span></text:p></text:note-body></text:note></text:span><text:span text:style-name="T150"> USB stick</text:span><text:span text:style-name="T82"><text:note text:id="ftn6" text:note-class="footnote"><text:note-citation>3</text:note-citation><text:note-body><text:p text:style-name="P101"><text:span text:style-name="Strong_20_Emphasis"><text:span text:style-name="T91">Create a bootable USB stick:<text:line-break/>Download a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Desktop</text:span></text:span><text:span text:style-name="Strong_20_Emphasis"><text:span text:style-name="T91"> </text:span></text:span><text:span text:style-name="Strong_20_Emphasis"><text:span text:style-name="T95"><text:user-field-get text:name="Version">24.04</text:user-field-get></text:span></text:span><text:span text:style-name="Strong_20_Emphasis"><text:span text:style-name="T95"><text:s/></text:span></text:span><text:span text:style-name="Strong_20_Emphasis"><text:span text:style-name="T96">LTS </text:span></text:span><text:span text:style-name="Strong_20_Emphasis"><text:span text:style-name="T9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9">ubuntu.com/download</text:span></text:span></text:a><text:span text:style-name="Strong_20_Emphasis"><text:span text:style-name="T92">.</text:span></text:span><text:span text:style-name="Strong_20_Emphasis"><text:span text:style-name="T91"><text:line-break/></text:span></text:span><text:span text:style-name="Strong_20_Emphasis"><text:span text:style-name="T93">The next steps are described in </text:span></text:span><text:span text:style-name="Strong_20_Emphasis"><text:span text:style-name="T97">Linux informati</text:span></text:span><text:span text:style-name="Strong_20_Emphasis"><text:span text:style-name="T98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0">karelzimmer.nl/en</text:span></text:span></text:a><text:span text:style-name="Strong_20_Emphasis"><text:span text:style-name="T93">, under </text:span></text:span><text:span text:style-name="Strong_20_Emphasis"><text:span text:style-name="T97">Linux</text:span></text:span><text:span text:style-name="Strong_20_Emphasis"><text:span text:style-name="T93">.</text:span></text:span></text:p></text:note-body></text:note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1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14">Follow the instructions on the </text:span></text:span><text:span text:style-name="Strong_20_Emphasis"><text:span text:style-name="T115">installation </text:span></text:span><text:span text:style-name="Strong_20_Emphasis"><text:span text:style-name="T114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8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56">C</text:span><text:span text:style-name="T157">lick</text:span><text:span text:style-name="T156"> </text:span><text:span text:style-name="T158">In</text:span><text:span text:style-name="T159">stall Ubuntu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4"><text:span text:style-name="Strong_20_Emphasis"><text:span text:style-name="T87"><draw:control text:anchor-type="as-char" draw:z-index="24" draw:name="Vorm 10" draw:style-name="gr1" draw:text-style-name="P10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1"><text:span text:style-name="T263">At</text:span> <text:span text:style-name="T266">Select your ke</text:span><text:span text:style-name="T265">yboard </text:span><text:span text:style-name="T266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2"><text:span text:style-name="T263">Choose</text:span> <text:span text:style-name="T264">English (US)</text:span> <text:span text:style-name="T263">a</text:span><text:span text:style-name="T267">n</text:span><text:span text:style-name="T263">d </text:span><text:span text:style-name="Strong_20_Emphasis"><text:span text:style-name="T267">English (US, intl., with dead keys)</text:span>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9"><text:span text:style-name="Strong_20_Emphasis"><text:span text:style-name="T89"><draw:control text:anchor-type="as-char" draw:z-index="25" draw:name="Vorm 11" draw:style-name="gr1" draw:text-style-name="P10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30"><text:span text:style-name="T194">At</text:span><text:span text:style-name="T192"> </text:span><text:span text:style-name="Strong_20_Emphasis"><text:span text:style-name="T193">What apps would you like to install to start with?</text:span></text:span><text:span text:style-name="Strong_20_Emphasis"><text:span text:style-name="T195"> </text:span></text:span><text:span text:style-name="Strong_20_Emphasis"><text:span text:style-name="T196">choose</text:span></text:span><text:span text:style-name="Strong_20_Emphasis"><text:span text:style-name="T195"> </text:span></text:span><text:span text:style-name="Strong_20_Emphasis"><text:span text:style-name="T193">Extended selection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9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5">At</text:span><text:span text:style-name="T181"> </text:span><text:span text:style-name="Strong_20_Emphasis"><text:span text:style-name="T186">Create your account</text:span></text:span><text:span text:style-name="Strong_20_Emphasis"><text:span text:style-name="T178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79">E</text:span></text:span><text:span text:style-name="T181">nter your </text:span><text:span text:style-name="T189">Your n</text:span><text:span text:style-name="T188">ame </text:span><text:span text:style-name="Definition"><text:span text:style-name="T14">USER</text:span></text:span><text:span text:style-name="Strong_20_Emphasis"><text:span text:style-name="T177">, <text:line-break/></text:span></text:span><text:span text:style-name="Strong_20_Emphasis"><text:span text:style-name="T183">Y</text:span></text:span><text:span text:style-name="Strong_20_Emphasis"><text:span text:style-name="T182">our computer</text:span></text:span><text:span text:style-name="Strong_20_Emphasis"><text:span text:style-name="T183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6">,<text:line-break/></text:span></text:span><text:span text:style-name="Strong_20_Emphasis"><text:span text:style-name="T184">Pick</text:span></text:span><text:span text:style-name="Strong_20_Emphasis"><text:span text:style-name="T182"> a username</text:span></text:span><text:span text:style-name="Strong_20_Emphasis"><text:span text:style-name="T176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6">, </text:span></text:span><text:span text:style-name="Strong_20_Emphasis"><text:span text:style-name="T180">and</text:span></text:span><text:span text:style-name="Strong_20_Emphasis"><text:span text:style-name="T176"><text:line-break/></text:span></text:span><text:span text:style-name="Strong_20_Emphasis"><text:span text:style-name="T175">enter a </text:span></text:span><text:span text:style-name="Strong_20_Emphasis"><text:span text:style-name="T187">password</text:span></text:span><text:span text:style-name="Strong_20_Emphasis"><text:span text:style-name="T175"> twice.</text:span></text:span></text:p>
          </table:table-cell>
        </table:table-row>
      </table:table>
      <text:p text:style-name="P67"><text:span text:style-name="Strong_20_Emphasis"><text:span text:style-name="T63"/></text:span></text:p>
      <text:list text:continue-numbering="true" text:style-name="L1">
        <text:list-item>
          <text:p text:style-name="P104"><text:span text:style-name="Strong_20_Emphasis"><text:span text:style-name="T80">Finish installation</text:span></text:span></text:p>
        </text:list-item>
      </text:list>
      <text:p text:style-name="P68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7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2">Follow the instructions on the </text:span></text:span><text:span text:style-name="Strong_20_Emphasis"><text:span text:style-name="T113">welcome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0" draw:name="Vorm4" draw:style-name="gr1" draw:text-style-name="P108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5"><text:span text:style-name="T173">The </text:span><text:span text:style-name="T172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4"><text:span text:style-name="User_20_Entry"><text:span text:style-name="T104">wget karelzimmer.nl/</text:span></text:span><text:span text:style-name="User_20_Entry"><text:span text:style-name="T105">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0"><text:span text:style-name="User_20_Entry"><text:span text:style-name="T104">bash </text:span></text:span><text:span text:style-name="User_20_Entry"><text:span text:style-name="T105">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1" draw:name="Vorm 3" draw:style-name="gr1" draw:text-style-name="P108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98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8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68"><text:span text:style-name="Strong_20_Emphasis"><text:span text:style-name="T26"/></text:span></text:p>
      <text:list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190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0"><text:span text:style-name="User_20_Entry"><text:span text:style-name="T103">Login any additional </text:span></text:span><text:span text:style-name="Definition"><text:span text:style-name="T241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7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6">Follow the instructions on the </text:span></text:span><text:span text:style-name="Strong_20_Emphasis"><text:span text:style-name="T117">welcome screens</text:span></text:span><text:span text:style-name="Strong_20_Emphasis"><text:span text:style-name="T11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2" draw:name="Vorm 8" draw:style-name="gr1" draw:text-style-name="P108" svg:width="0.35cm" svg:height="0.35cm" draw:control="control21"/></text:span></text:span></text:p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3" draw:name="Vorm 9" draw:style-name="gr1" draw:text-style-name="P108" svg:width="0.35cm" svg:height="0.35cm" draw:control="control22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8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6"><text:span text:style-name="T173">The </text:span><text:span text:style-name="T172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3"><text:span text:style-name="T170">End of checklist,</text:span><text:span text:style-name="T171"> </text:span><text:span text:style-name="Strong_20_Emphasis"><text:span text:style-name="T127"><text:user-field-get text:name="Distro">Ubuntu</text:user-field-get></text:span></text:span><text:span text:style-name="T169"><text:s/></text:span><text:span text:style-name="T168"><text:user-field-get text:name="Version">24.04</text:user-field-get></text:span><text:span text:style-name="T168"><text:s/></text:span><text:span text:style-name="Strong_20_Emphasis"><text:span text:style-name="T128">Desktop</text:span></text:span><text:span text:style-name="Strong_20_Emphasis"><text:span text:style-name="T83"> </text:span></text:span><text:span text:style-name="T170">installation is complete.</text:span></text:p>
      <text:p text:style-name="P35"/>
      <text:p text:style-name="P26"><text:span text:style-name="Emphasis"><text:span text:style-name="T254">Written</text:span></text:span><text:span text:style-name="Emphasis"><text:span text:style-name="T255"> </text:span></text:span><text:span text:style-name="Emphasis"><text:span text:style-name="T254">by</text:span></text:span><text:span text:style-name="Emphasis"><text:span text:style-name="T25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56">.</text:span></text:span></text:p>
      <text:p text:style-name="P27"><text:span text:style-name="Emphasis"><text:span text:style-name="T259">License </text:span></text:span><text:span text:style-name="Emphasis"><text:span text:style-name="T257">C</text:span></text:span><text:span text:style-name="Emphasis"><text:span text:style-name="T258">C0</text:span></text:span><text:span text:style-name="Emphasis"><text:span text:style-name="T256"> 1.0 </text:span></text:span><text:span text:style-name="Emphasis"><text:span text:style-name="T26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0"><text:s/></text:span></text:span><text:span text:style-name="Emphasis"><text:span text:style-name="T26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7-23T11:13:34.342391537">23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1:13:34.210626925</dc:date>
    <meta:keyword>Installatie</meta:keyword>
    <meta:keyword>Checklist</meta:keyword>
    <meta:keyword>Linux</meta:keyword>
    <meta:editing-cycles>6914</meta:editing-cycles>
    <meta:editing-duration>P12DT5H49M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2" meta:character-count="3286" meta:non-whitespace-character-count="2784"/>
    <meta:user-defined meta:name="Info 1"/>
    <meta:user-defined meta:name="Info 2"/>
    <meta:user-defined meta:name="Info 3"/>
    <meta:user-defined meta:name="Info 4"/>
  </office:meta>
</office:document-meta>
</file>